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</office:automatic-styles>
  <office:body>
    <office:text text:use-soft-page-breaks="true">
      <text:p text:style-name="P1">Low Stat Notes for Powers</text:p>
      <text:list text:style-name="LFO1" text:continue-numbering="true">
        <text:list-item>
          <text:p text:style-name="P2">Almost nothing should change. Both combat effects and skill rolls should scale EXACTLY the same as before. So, Accuracy (1), Dodge (1), etc. should all be the same.</text:p>
        </text:list-item>
        <text:list-item>
          <text:p text:style-name="P3">But, any power that modifies a stat should have that magnitude cut in half -- Muscle (2) becomes Muscle (1).</text:p>
        </text:list-item>
        <text:list-item>
          <text:p text:style-name="P4">Saves are clunky simply because before, they are based off a single stat vs. a DL of 18.</text:p>
          <text:list text:continue-numbering="true">
            <text:list-item>
              <text:p text:style-name="P5">Idea: Saves are still single stat, but the DL is now 5. You gain a +1 to save every round.</text:p>
              <text:list text:continue-numbering="true">
                <text:list-item>
                  <text:p text:style-name="P6">This slightly penalizes high stats, but makes saves easier for low stat characters.</text:p>
                </text:list-item>
                <text:list-item>
                  <text:p text:style-name="P7">This requires no changes to powers that give bonuses to saves, since now a +1 bonus = an old +2 bonus.</text:p>
                </text:list-item>
                <text:list-item>
                  <text:p text:style-name="P8">I worry that this makes saves too easy for many characters?</text:p>
                </text:list-item>
              </text:list>
            </text:list-item>
            <text:list-item>
              <text:p text:style-name="P9">Idea: Saves are based on a single stat x 2 vs. a DL of 8.<text:s/>So,<text:s/>they are like a skill roll, but both stats are the same.<text:s/>You gain +2 to save every round.</text:p>
              <text:list text:continue-numbering="true">
                <text:list-item>
                  <text:p text:style-name="P10">This means that the math is the same.</text:p>
                </text:list-item>
                <text:list-item>
                  <text:p text:style-name="P11">This requires no changes to power listings<text:s/>EXCEPT for powers that have saves where there is an inherent bonus/penalty (i.e.,<text:s/>the save is Charisma+2; it should now be Charisma+1)</text:p>
                </text:list-item>
                <text:list-item>
                  <text:p text:style-name="P12">I am leaning into this… because it keeps more stuff the same, but it is clunkier than the first option.</text:p>
                </text:list-item>
              </text:list>
            </text:list-item>
            <text:list-item>
              <text:p text:style-name="P13">Idea: Saves are now based on two stats vs. a DL of 8. You gain +2 to save every round.</text:p>
              <text:list text:continue-numbering="true">
                <text:list-item>
                  <text:p text:style-name="P14">This evens out the impact of a single high/low stat.</text:p>
                </text:list-item>
                <text:list-item>
                  <text:p text:style-name="P15">This means that the math is the same.</text:p>
                </text:list-item>
                <text:list-item>
                  <text:p text:style-name="P16">This requires a change to every power listing where a save exist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 Magoun</meta:initial-creator>
    <dc:creator>Chris Magoun</dc:creator>
    <meta:creation-date>2023-07-19T14:54:00Z</meta:creation-date>
    <dc:date>2023-07-19T15:36:00Z</dc:date>
    <meta:template xlink:href="Normal.dotm" xlink:type="simple"/>
    <meta:editing-cycles>7</meta:editing-cycles>
    <meta:editing-duration>PT2580S</meta:editing-duration>
    <meta:document-statistic meta:page-count="1" meta:paragraph-count="2" meta:word-count="215" meta:character-count="1442" meta:row-count="10" meta:non-whitespace-character-count="1229"/>
  </office:meta>
</office:document-meta>
</file>